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monospace" svg:font-family="monospace, 'Droid Sans Mono', monospace, monospace"/>
  </office:font-face-decls>
  <office:automatic-styles>
    <style:style style:name="P1" style:family="paragraph" style:parent-style-name="Standard">
      <style:text-properties officeooo:rsid="00122627" officeooo:paragraph-rsid="00122627"/>
    </style:style>
    <style:style style:name="P2" style:family="paragraph" style:parent-style-name="Standard">
      <style:text-properties officeooo:rsid="0013caaa" officeooo:paragraph-rsid="0013caaa"/>
    </style:style>
    <style:style style:name="P3" style:family="paragraph" style:parent-style-name="Standard">
      <style:text-properties officeooo:rsid="0016daeb" officeooo:paragraph-rsid="0013caaa"/>
    </style:style>
    <style:style style:name="P4" style:family="paragraph" style:parent-style-name="Standard">
      <style:text-properties officeooo:rsid="0016daeb" officeooo:paragraph-rsid="0016daeb"/>
    </style:style>
    <style:style style:name="P5" style:family="paragraph" style:parent-style-name="Standard">
      <style:text-properties fo:color="#d4d4d4" loext:opacity="100%" style:font-name="monospace" fo:font-size="10.5pt" fo:font-weight="normal" officeooo:rsid="0016daeb" officeooo:paragraph-rsid="0016daeb" fo:background-color="#1e1e1e"/>
    </style:style>
    <style:style style:name="P6" style:family="paragraph" style:parent-style-name="Standard">
      <style:text-properties officeooo:rsid="0016e998" officeooo:paragraph-rsid="0016e998"/>
    </style:style>
    <style:style style:name="P7" style:family="paragraph" style:parent-style-name="Standard">
      <style:text-properties officeooo:rsid="00187982" officeooo:paragraph-rsid="00187982"/>
    </style:style>
    <style:style style:name="P8" style:family="paragraph" style:parent-style-name="Standard">
      <style:text-properties officeooo:rsid="0018eaf3" officeooo:paragraph-rsid="0018eaf3"/>
    </style:style>
    <style:style style:name="P9" style:family="paragraph" style:parent-style-name="Standard">
      <style:text-properties officeooo:rsid="001983c4" officeooo:paragraph-rsid="001983c4"/>
    </style:style>
    <style:style style:name="P10" style:family="paragraph" style:parent-style-name="Standard">
      <style:text-properties officeooo:rsid="001b1d18" officeooo:paragraph-rsid="001b1d18"/>
    </style:style>
    <style:style style:name="P11" style:family="paragraph" style:parent-style-name="Standard">
      <style:text-properties officeooo:rsid="001b4fff" officeooo:paragraph-rsid="001b4fff"/>
    </style:style>
    <style:style style:name="P12" style:family="paragraph" style:parent-style-name="Standard">
      <style:text-properties officeooo:rsid="001cdfa3" officeooo:paragraph-rsid="001cdfa3"/>
    </style:style>
    <style:style style:name="P13" style:family="paragraph" style:parent-style-name="Standard">
      <style:text-properties officeooo:rsid="001e12f2" officeooo:paragraph-rsid="001e12f2"/>
    </style:style>
    <style:style style:name="P14" style:family="paragraph" style:parent-style-name="Standard">
      <style:text-properties officeooo:rsid="001f6ada" officeooo:paragraph-rsid="001f6ada"/>
    </style:style>
    <style:style style:name="P15" style:family="paragraph" style:parent-style-name="Standard">
      <style:text-properties officeooo:rsid="001fbd5e" officeooo:paragraph-rsid="001fbd5e"/>
    </style:style>
    <style:style style:name="P16" style:family="paragraph" style:parent-style-name="Standard">
      <style:text-properties officeooo:rsid="0020534e" officeooo:paragraph-rsid="0020534e"/>
    </style:style>
    <style:style style:name="P17" style:family="paragraph" style:parent-style-name="Standard">
      <style:text-properties officeooo:rsid="0021b376" officeooo:paragraph-rsid="0021b376"/>
    </style:style>
    <style:style style:name="P18" style:family="paragraph" style:parent-style-name="Standard">
      <style:text-properties officeooo:rsid="0022cc89" officeooo:paragraph-rsid="0022cc89"/>
    </style:style>
    <style:style style:name="P19" style:family="paragraph" style:parent-style-name="Standard">
      <style:text-properties officeooo:rsid="00248f48" officeooo:paragraph-rsid="00248f48"/>
    </style:style>
    <style:style style:name="P20" style:family="paragraph" style:parent-style-name="Standard">
      <style:text-properties officeooo:rsid="002533e8" officeooo:paragraph-rsid="002533e8"/>
    </style:style>
    <style:style style:name="T1" style:family="text">
      <style:text-properties officeooo:rsid="0015429d"/>
    </style:style>
    <style:style style:name="T2" style:family="text">
      <style:text-properties fo:color="#dcdcdc" loext:opacity="100%"/>
    </style:style>
    <style:style style:name="T3" style:family="text">
      <style:text-properties fo:color="#ce9178" loext:opacity="100%"/>
    </style:style>
    <style:style style:name="T4" style:family="text">
      <style:text-properties officeooo:rsid="0020534e"/>
    </style:style>
    <style:style style:name="T5" style:family="text">
      <style:text-properties officeooo:rsid="0025a4d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 Do:</text:p>
      <text:p text:style-name="P1">-figure out how my training data works/is set up; split it into subsets?</text:p>
      <text:p text:style-name="P1"><text:tab/>-need to figure out how I can convert it over into C# readable stuff</text:p>
      <text:p text:style-name="P1"><text:tab/>-need to figure out how I even interact with it/analyze it</text:p>
      <text:p text:style-name="P1">-get started with logistic regression; get a better idea of what it is, how I'm going to employ it</text:p>
      <text:p text:style-name="P2">-look through accord, a library in C#, used to be a defacto machine learning library</text:p>
      <text:p text:style-name="P2"><text:tab/>-can see the documentation on how it works</text:p>
      <text:p text:style-name="P2"><text:tab/>-<text:span text:style-name="T1">Scikit</text:span> learn documents, is in python though</text:p>
      <text:p text:style-name="P2"><text:tab/>-can use these libraries for ideas on how to build mine</text:p>
      <text:p text:style-name="P3"/>
      <text:p text:style-name="P4">Training Data notes:</text:p>
      <text:p text:style-name="P5">emotions = <text:span text:style-name="T2">[</text:span> <text:span text:style-name="T3">"sadness"</text:span><text:span text:style-name="T2">,</text:span> <text:span text:style-name="T3">"joy"</text:span><text:span text:style-name="T2">,</text:span> <text:span text:style-name="T3">"love"</text:span><text:span text:style-name="T2">,</text:span> <text:span text:style-name="T3">"anger"</text:span><text:span text:style-name="T2">,</text:span> <text:span text:style-name="T3">"fear"</text:span><text:span text:style-name="T2">,</text:span> <text:span text:style-name="T3">"surprise"</text:span><text:span text:style-name="T2">]</text:span></text:p>
      <text:p text:style-name="P4"/>
      <text:p text:style-name="P6">Multinomial Logistic Regression:</text:p>
      <text:p text:style-name="P7">-we want to model the probability of each class as a function of predictor variables</text:p>
      <text:p text:style-name="P7"><text:tab/>-so, stats lol</text:p>
      <text:p text:style-name="P8">-uses logistic function (aka softmax function) to model probabilities</text:p>
      <text:p text:style-name="P8"><text:tab/>-long math-y formula, gross</text:p>
      <text:p text:style-name="P8"><text:tab/>-takes a set of coefficients, a vector of predictor variables, and total number of classes</text:p>
      <text:p text:style-name="P9">-maximum likelihood estimation (MLE) is used to estimate coefficients</text:p>
      <text:p text:style-name="P9"><text:tab/>-basically, finds the set of coefficients most likely to have made our model generate that data</text:p>
      <text:p text:style-name="P10">-class here is emotion, we're basically checking them each for predicted probability, assigning that a number, then saying the highest number checks out</text:p>
      <text:p text:style-name="P10"/>
      <text:p text:style-name="P10"/>
      <text:p text:style-name="P11">More future things:</text:p>
      <text:p text:style-name="P11">-if I still want to use the CIA docs, i'll need to be able to read from documents? Or, I'll just have to curate them down? If I write them into plain text, it could be read easily, it would just be slow to cover them all?</text:p>
      <text:p text:style-name="P11"><text:tab/>-which is against what I wanted, which was to analyze them in bulk, so yeah, a way to read <text:tab/>printing</text:p>
      <text:p text:style-name="P12"><text:tab/>-maybe I don't even need my machine to do it, could get something else to go over these docs, <text:tab/>convert it to plaintext/JSON/whatever, then feed it to mine? Doesn't feel like it would break <text:tab/>project idea</text:p>
      <text:p text:style-name="P13"><text:tab/>-should probably save this towards the end; core of project is different</text:p>
      <text:p text:style-name="P14">-So, I analyze the data in my JSON with a multinomial Logistic Regression algorithm, but what does that actually mean/entail? I know such an algorithm requires me to be entering in a set of coefficients, is that just the string? How about the vector of predictor variables? Because the classes must be the emotions, right?</text:p>
      <text:p text:style-name="P14"/>
      <text:p text:style-name="P14"/>
      <text:p text:style-name="P15"><text:span text:style-name="T4">-</text:span>convert text snippet into numeric features of some kind</text:p>
      <text:p text:style-name="P16">-"text" needs to change into different numerical features</text:p>
      <text:p text:style-name="P16"><text:tab/>f1, f2, f3, f4</text:p>
      <text:p text:style-name="P17">tf-idf - term frequency inverse document frequency</text:p>
      <text:p text:style-name="P17">-basically, keywords that appear across all documents, basically counting up how many times word appears</text:p>
      <text:p text:style-name="P17"><text:tab/>-im just computing numerical scores for text, multiply by weight by feature (f1, f2, f3, ec)</text:p>
      <text:p text:style-name="P18">-take those, sum it all up, gives some kind of score for one classes</text:p>
      <text:p text:style-name="P19"><text:soft-page-break/>-so need to tune weights</text:p>
      <text:p text:style-name="P19"/>
      <text:p text:style-name="P19">-so next step, convert text to numeric features</text:p>
      <text:p text:style-name="P19">-word2vec, can check that out too (would be hella hard to implement)</text:p>
      <text:p text:style-name="P20">-dive into processing it in some simple way</text:p>
      <text:p text:style-name="P20">-tesseract, could use that for doc conversion<text:span text:style-name="T5"> from image to text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monospace" svg:font-family="monospace, 'Droid Sans Mono', monospace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5T10:18:43.547421838</meta:creation-date>
    <dc:date>2023-09-26T12:54:39.473911578</dc:date>
    <meta:editing-duration>PT21H14M52S</meta:editing-duration>
    <meta:editing-cycles>20</meta:editing-cycles>
    <meta:generator>LibreOffice/7.5.6.2$Linux_X86_64 LibreOffice_project/50$Build-2</meta:generator>
    <meta:document-statistic meta:table-count="0" meta:image-count="0" meta:object-count="0" meta:page-count="2" meta:paragraph-count="38" meta:word-count="499" meta:character-count="2883" meta:non-whitespace-character-count="2405"/>
  </office:meta>
</office:document-meta>
</file>